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1*"/>
    </style:style>
    <style:style style:name="表格1.F" style:family="table-column">
      <style:table-column-properties style:column-width="2.745cm" style:rel-column-width="8991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3"/></text:p>
          </table:table-cell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6"><text:span text:style-name="T6"/></text:p>
          </table:table-cell>
          <table:table-cell table:style-name="表格1.F1" office:value-type="string">
            <text:p text:style-name="P6"/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"/>
          </table:table-cell>
          <table:table-cell table:style-name="表格2.B1" office:value-type="string">
            <text:p text:style-name="P2"/>
          </table:table-cell>
        </table:table-row>
        <table:table-row>
          <table:table-cell table:style-name="表格2.A1" office:value-type="string">
            <text:p text:style-name="P2"/>
          </table:table-cell>
          <table:table-cell table:style-name="表格2.B1" office:value-type="string">
            <text:p text:style-name="P2"/>
          </table:table-cell>
        </table:table-row>
        <table:table-row>
          <table:table-cell table:style-name="表格2.A3" office:value-type="string">
            <text:p text:style-name="P2"/>
          </table:table-cell>
          <table:table-cell table:style-name="表格2.A3" office:value-type="string">
            <text:p text:style-name="P2"/>
          </table:table-cell>
        </table:table-row>
      </table:table>
      <text:p text:style-name="P2"><text:s text:c="1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MP5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2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2"><text:s text:c="16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4">加工内容</text:p>
            </table:table-cell>
            <table:table-cell table:style-name="表格3.A2" office:value-type="string">
              <text:p text:style-name="MP4">批次号</text:p>
            </table:table-cell>
            <table:table-cell table:style-name="表格3.A2" office:value-type="string">
              <text:p text:style-name="MP4">档案号</text:p>
            </table:table-cell>
            <table:table-cell table:style-name="表格3.A2" office:value-type="string">
              <text:p text:style-name="MP4">PNL数量</text:p>
            </table:table-cell>
            <table:table-cell table:style-name="表格3.A2" office:value-type="string">
              <text:p text:style-name="MP4">相关参数</text:p>
              <text:p text:style-name="MP4">相关参数</text:p>
            </table:table-cell>
            <table:table-cell table:style-name="表格3.F2" office:value-type="string">
              <text:p text:style-name="MP4">备注</text:p>
            </table:table-cell>
          </table:table-row>
        </table:table>
        <text:p text:style-name="MP5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1M20S</meta:editing-duration>
    <meta:editing-cycles>302</meta:editing-cycles>
    <meta:generator>OpenOffice.org/3.4.1$Win32 OpenOffice.org_project/341m1$Build-9593</meta:generator>
    <dc:date>2014-11-18T14:38:29.24</dc:date>
    <meta:document-statistic meta:table-count="4" meta:image-count="0" meta:object-count="0" meta:page-count="1" meta:paragraph-count="18" meta:word-count="87" meta:character-count="664"/>
    <meta:user-defined meta:name="Info 1"/>
    <meta:user-defined meta:name="Info 2"/>
    <meta:user-defined meta:name="Info 3"/>
    <meta:user-defined meta:name="Info 4"/>
  </office:meta>
</office:document-meta>
</file>